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00%" fo:text-align="center" style:justify-single-word="false"/>
      <style:text-properties fo:font-weight="bold" style:font-weight-asian="bold" style:font-weight-complex="bold"/>
    </style:style>
    <style:style style:name="P3" style:family="paragraph" style:parent-style-name="Standard">
      <style:paragraph-properties fo:line-height="100%"/>
      <style:text-properties fo:font-weight="normal" style:font-weight-asian="normal" style:font-weight-complex="normal"/>
    </style:style>
    <style:style style:name="P4" style:family="paragraph" style:parent-style-name="Standard">
      <style:paragraph-properties fo:margin-left="0in" fo:margin-right="0in" fo:line-height="100%" fo:text-indent="0.5925in" style:auto-text-indent="false"/>
    </style:style>
    <style:style style:name="T1" style:family="text">
      <style:text-properties fo:background-color="transparent" loext:char-shading-value="0"/>
    </style:style>
    <style:style style:name="T2" style:family="text">
      <style:text-properties officeooo:rsid="000fba4c" fo:background-color="transparent" loext:char-shading-value="0"/>
    </style:style>
    <style:style style:name="T3" style:family="text">
      <style:text-properties officeooo:rsid="000fba4c"/>
    </style:style>
    <style:style style:name="T4" style:family="text">
      <style:text-properties officeooo:rsid="000fcf55"/>
    </style:style>
    <style:style style:name="T5" style:family="text">
      <style:text-properties officeooo:rsid="00120b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ustification for Eligibility of Proposed Research</text:p>
      <text:p text:style-name="P4">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neural processes responsible for perception and imagination of music. BCIs often require </text:span><text:span text:style-name="T2">extensive </text:span><text:span text:style-name="T1">training time for a patient to learn </text:span><text:span text:style-name="T2">to control it</text:span><text:span text:style-name="T1">. This can lead to patient fatigue. To reduce training time and fatigue, I will use the information collected during </text:span><text:span text:style-name="T2">passive </text:span><text:span text:style-name="T1">music perception to inform </text:span><text:span text:style-name="T2">the BCI algorithm that decodes</text:span><text:span text:style-name="T1"> the music imagination data, as listening is unlikely to be as tiring as other training paradigms.</text:span></text:p>
      <text:p text:style-name="P4">This BCI will <text:span text:style-name="T3">rely on EEG recorded in </text:span>healthy participants who will be tested on paradigms that manipulate music perception and imagination. Through careful manipulation of audio characteristics such as rhythm, affect, and instrumentation, I will determine what aspects of music are the most salient and <text:span text:style-name="T3">reliably</text:span> identifiable from EEG data alone.</text:p>
      <text:p text:style-name="P4">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text:span text:style-name="T3">The institute provides me with access to multiple EEG systems (e.g. BioSemi, EGI, GTEC). Access to these systems allows me to use the most appropriate technology for my experimental paradigms and will have a positive impact on my research success. </text:span>Having the opportunity to pursue my research at <text:span text:style-name="T4">the University of Western Ontario</text:span> will allow me to work with the guidance of leaders in the field <text:span text:style-name="T4">with an infrastructure to support my research. </text:span></text:p>
      <text:p text:style-name="P4">My research aligns closely with NSERC's goal to advance research in a valuable new area of study. This research explores a fundamental process in humans that will ultimately lead to the development of a medical device to be used by patients with motor deficits that affect their 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20bca"/>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text:span text:style-name="MT1">| </text:span>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13T11:05:52.991490000</dc:date>
    <meta:editing-duration>P9DT11H38M22S</meta:editing-duration>
    <meta:editing-cycles>55</meta:editing-cycles>
    <meta:generator>LibreOffice/4.3.0.4$MacOSX_X86_64 LibreOffice_project/62ad5818884a2fc2e5780dd45466868d41009ec0</meta:generator>
    <meta:document-statistic meta:table-count="0" meta:image-count="0" meta:object-count="0" meta:page-count="1" meta:paragraph-count="6" meta:word-count="456" meta:character-count="2917" meta:non-whitespace-character-count="2457"/>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